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co1" style:family="table-column">
      <style:table-column-properties style:column-width="8.342cm" style:use-optimal-column-width="false"/>
    </style:style>
    <style:style style:name="co2" style:family="table-column">
      <style:table-column-properties style:column-width="5.371cm" style:use-optimal-column-width="false"/>
    </style:style>
    <style:style style:name="co3" style:family="table-column">
      <style:table-column-properties style:column-width="19.52cm" style:use-optimal-column-width="false"/>
    </style:style>
    <style:style style:name="ro1" style:family="table-row">
      <style:table-row-properties style:row-height="2.668cm"/>
    </style:style>
    <style:style style:name="ro2" style:family="table-row">
      <style:table-row-properties style:row-height="3.093cm"/>
    </style:style>
    <style:style style:name="ro3" style:family="table-row">
      <style:table-row-properties style:row-height="2.554cm"/>
    </style:style>
    <style:style style:name="ro4" style:family="table-row">
      <style:table-row-properties style:row-height="2.55cm"/>
    </style:style>
    <style:style style:name="ce1" style:family="table-cell">
      <loext:graphic-properties draw:textarea-vertical-align="middle"/>
      <style:paragraph-properties fo:text-align="center"/>
      <style:text-properties fo:color="#ffffff" fo:font-size="26pt" style:font-size-asian="26pt" style:font-size-complex="26pt"/>
    </style:style>
    <style:style style:name="ce2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REST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REST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" text:id="id1"><text:span text:style-name="T1">Re</text:span>presentational <text:span text:style-name="T1">S</text:span>tate <text:span text:style-name="T1">T</text:span>ransfer je način komunikacije između računalnih sustava preko interneta.</text:p>
            <text:list text:style-name="L2">
              <text:list-item>
                <text:p xml:id="id2" text:id="id2">Arhitekturalni stil za izgradnju umreženih aplikacija</text:p>
              </text:list-item>
              <text:list-item>
                <text:p xml:id="id3" text:id="id3">REST je definirao Roy T. Fielding u svojoj doktorskoj disertaciji</text:p>
              </text:list-item>
              <text:list-item>
                <text:p xml:id="id4" text:id="id4">Jednostavna alternativa web servisima kao što su SOAP i RPC</text:p>
              </text:list-item>
              <text:list-item>
                <text:p xml:id="id5" text:id="id5">Da bi ostvario komunikaciju između različitih strojeva oslanja se na stateless, client-server, cacheable protokol</text:p>
                <text:list>
                  <text:list-item>
                    <text:p xml:id="id6" text:id="id6">U skoro svim slučajevima protokol je <text:span text:style-name="T1">HTTP</text:span></text:p>
                  </text:list-item>
                  <text:list-item>
                    <text:p xml:id="id7" text:id="id7"><text:span text:style-name="T2">World Wide Web se može smatrati REST sustavom</text:span></text:p>
                  </text:list-item>
                </text:list>
              </text:list-item>
              <text:list-item>
                <text:p xml:id="id8" text:id="id8">RESTful aplikacije koriste HTTP poruke za sve CRUD operaci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Web service – servis za komunikaciju između elektroničkih uređaja preko World Wide Web-a</text:p>
              <text:p>SOAP (Simple Object Access Protocol)</text:p>
              <text:p>RPC (Remote procedure call)</text:p>
              <text:p>CRUD (Create/Read/Update/Delete)</text:p>
            </draw:text-box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vojstva REST-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9" text:id="id9">Ne ovisi o platformi (Unix, Windows, Mac)</text:p>
              </text:list-item>
              <text:list-item>
                <text:p xml:id="id10" text:id="id10">Neovisan o programskom jeziku</text:p>
              </text:list-item>
              <text:list-item>
                <text:p xml:id="id11" text:id="id11">Baziran na HTTP standardima</text:p>
              </text:list-item>
              <text:list-item>
                <text:p xml:id="id12" text:id="id12">Može koristiti tokene za autorizaciju</text:p>
              </text:list-item>
              <text:list-item>
                <text:p xml:id="id13" text:id="id13">Može koristiti HTTPS</text:p>
              </text:list-item>
              <text:list-item>
                <text:p xml:id="id14" text:id="id14">Svaki request u nosi u sebi sve informacije koje trebaju serveru (State Transf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Rest poruke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15" text:id="id15">Restful aplikacije se u potpunosti oslanjaju HTTP poruke.</text:p>
            <text:p xml:id="id16" text:id="id16"><text:span text:style-name="T1">Request</text:span></text:p>
            <text:list text:style-name="L2">
              <text:list-item>
                <text:p xml:id="id17" text:id="id17">Glagol – koja metoda se koristi (GET, POST, DELETE, PUT, ...)</text:p>
              </text:list-item>
              <text:list-item>
                <text:p xml:id="id18" text:id="id18">URI – Uniform Resource Identifier identificira resurs na serveru</text:p>
              </text:list-item>
              <text:list-item>
                <text:p xml:id="id19" text:id="id19">HTTP Version – na primjer HTTP v1.1 .</text:p>
              </text:list-item>
              <text:list-item>
                <text:p xml:id="id20" text:id="id20">Request Header – sadrži meta podatke kao key-value parove. Na primjer format poruke, cache postavke i slično</text:p>
              </text:list-item>
              <text:list-item>
                <text:p xml:id="id21" text:id="id21">Request Body- sadržaj poruke</text:p>
              </text:list-item>
            </text:list>
            <text:p xml:id="id22" text:id="id22"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Rest respons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3" text:id="id23"><text:span text:style-name="T1">Response</text:span></text:p>
            <text:list text:style-name="L2">
              <text:list-item>
                <text:p xml:id="id24" text:id="id24">Status kôd – npr. 200 OK ili 404 Not Found</text:p>
              </text:list-item>
              <text:list-item>
                <text:p xml:id="id25" text:id="id25">URI – Uniform Resource Identifier identificira resurs na serveru</text:p>
              </text:list-item>
              <text:list-item>
                <text:p xml:id="id26" text:id="id26">HTTP Version </text:p>
              </text:list-item>
              <text:list-item>
                <text:p xml:id="id27" text:id="id27">Response Header – sadrži meta podatke kao key-value parove</text:p>
              </text:list-item>
              <text:list-item>
                <text:p xml:id="id28" text:id="id28">Request Body- sadrži reprezentaciju resurs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Response format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9" text:id="id29">XML (Extensible Markup Language)</text:p>
              </text:list-item>
              <text:list-item>
                <text:p xml:id="id30" text:id="id30">JSON (JavaScript Object Notation)</text:p>
              </text:list-item>
              <text:list-item>
                <text:p xml:id="id31" text:id="id31">CSV (Comma Separated Value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HTTP Glagoli (metoda)</text:p>
          </draw:text-box>
        </draw:frame>
        <draw:frame presentation:style-name="pr4" draw:layer="layout" svg:width="32.399cm" svg:height="21.2cm" svg:x="1.8cm" svg:y="4.6cm" presentation:class="outline" presentation:user-transformed="true">
          <draw:text-box>
            <text:p xml:id="id32" text:id="id32">Metode koje trebaju biti sigurne (read-only):</text:p>
            <text:list text:style-name="L2">
              <text:list-item>
                <text:p xml:id="id33" text:id="id33">GET – dohvaća neki resurs, ove metode su sigurne i nemaju nikakve posljedice. Ovo nam omogućava npr. da koristimo caching za poboljšanje performansi.</text:p>
              </text:list-item>
              <text:list-item>
                <text:p xml:id="id34" text:id="id34">HEAD – isti kao GET, dohvaća samo status i headere</text:p>
              </text:list-item>
            </text:list>
            <text:p xml:id="id35" text:id="id35">Idempotentne metode (isti efekt na server za jedan poziv kao i za više poziva):</text:p>
            <text:list text:continue-numbering="true" text:style-name="L2">
              <text:list-item>
                <text:p xml:id="id36" text:id="id36">PUT – ažurira cijeli postojeći resurs</text:p>
              </text:list-item>
              <text:list-item>
                <text:p xml:id="id37" text:id="id37">DELETE – brišemo resurs</text:p>
              </text:list-item>
            </text:list>
            <text:p xml:id="id38" text:id="id38">Još neke metode:</text:p>
            <text:list text:continue-numbering="true" text:style-name="L2">
              <text:list-item>
                <text:p xml:id="id39" text:id="id39">POST – dodaje novi resurs</text:p>
              </text:list-item>
              <text:list-item>
                <text:p xml:id="id40" text:id="id40">PATCH – mijenjamo neki dio resursa</text:p>
              </text:list-item>
              <text:list-item>
                <text:p xml:id="id41" text:id="id41">OPTIONS – koje su opcije za i zahtjevi za navedeni resurs (na primjer koje HTTP metode su dostupne za resur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Primjer funkcioniranja HTTP metoda</text:p>
          </draw:text-box>
        </draw:frame>
        <draw:frame draw:style-name="standard" draw:layer="layout" svg:width="33.232cm" svg:height="18.868cm" svg:x="1.767cm" svg:y="4.7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URI</text:p>
              </table:table-cell>
              <table:table-cell>
                <text:p text:style-name="P2">Metoda</text:p>
              </table:table-cell>
              <table:table-cell>
                <text:p text:style-name="P2">Rezultat</text:p>
              </table:table-cell>
            </table:table-row>
            <table:table-row table:style-name="ro1" table:default-cell-style-name="ce2">
              <table:table-cell>
                <text:p text:style-name="P3">/accommodation/1</text:p>
              </table:table-cell>
              <table:table-cell>
                <text:p text:style-name="P3">GET</text:p>
              </table:table-cell>
              <table:table-cell>
                <text:p text:style-name="P3">Dohvaća podatke za pojedinačni smještaj</text:p>
              </table:table-cell>
            </table:table-row>
            <table:table-row table:style-name="ro2" table:default-cell-style-name="ce2">
              <table:table-cell>
                <text:p text:style-name="P3">/accommodation/1</text:p>
              </table:table-cell>
              <table:table-cell>
                <text:p text:style-name="P3">OPTIONS</text:p>
              </table:table-cell>
              <table:table-cell>
                <text:p text:style-name="P3">Koje su metode dopuštene na URI-ju. Informacija se obično se stavlja u <text:span text:style-name="T3">allow</text:span><text:span text:style-name="T4"> header:</text:span></text:p>
                <text:p text:style-name="P3"><text:span text:style-name="T4">Allow: GET,HEAD,PATCH,OPTIONS</text:span></text:p>
              </table:table-cell>
            </table:table-row>
            <table:table-row table:style-name="ro1" table:default-cell-style-name="ce2">
              <table:table-cell>
                <text:p text:style-name="P3">/accommodation/1</text:p>
              </table:table-cell>
              <table:table-cell>
                <text:p text:style-name="P3">PATCH</text:p>
              </table:table-cell>
              <table:table-cell>
                <text:p text:style-name="P3">Mijenjamo neko svojstvo smještaja na zadanom URI-ju.</text:p>
              </table:table-cell>
            </table:table-row>
            <table:table-row table:style-name="ro1" table:default-cell-style-name="ce2">
              <table:table-cell>
                <text:p text:style-name="P3">/accommodation</text:p>
              </table:table-cell>
              <table:table-cell>
                <text:p text:style-name="P3">GET</text:p>
              </table:table-cell>
              <table:table-cell>
                <text:p text:style-name="P3">Dohvaća popis svih smještaja (paginacija po potrebi)</text:p>
              </table:table-cell>
            </table:table-row>
            <table:table-row table:style-name="ro3" table:default-cell-style-name="ce2">
              <table:table-cell>
                <text:p text:style-name="P3">/accommodation</text:p>
              </table:table-cell>
              <table:table-cell>
                <text:p text:style-name="P3">POST</text:p>
              </table:table-cell>
              <table:table-cell>
                <text:p text:style-name="P3">Dodaje novi smještaj u popis smještaja</text:p>
              </table:table-cell>
            </table:table-row>
            <table:table-row table:style-name="ro4" table:default-cell-style-name="ce2">
              <table:table-cell>
                <text:p text:style-name="P3">/accommodation</text:p>
              </table:table-cell>
              <table:table-cell>
                <text:p text:style-name="P3">OPTIONS</text:p>
              </table:table-cell>
              <table:table-cell>
                <text:p text:style-name="P3"><text:span text:style-name="T4">Allow: GET,POST,OP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REST Arhitekturalna ograničen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2" text:id="id42">Da bi se neka aplikacija smatrala RESTful aplikacijom, mora zadovoljiti određena arhitekturalna ograničenja:</text:p>
            <text:list text:style-name="L2">
              <text:list-item>
                <text:p xml:id="id43" text:id="id43"><text:span text:style-name="T1">Client–Server</text:span> – klijent je uređaj koji traži resource, a server vraća zatraženi resource.</text:p>
              </text:list-item>
              <text:list-item>
                <text:p xml:id="id44" text:id="id44"><text:span text:style-name="T1">Stateless</text:span> – svaki request prema klijentu mora sadržavati sve informacije potrebne za servisiranje requesta, i cjelokupno stanje sesije bi trebalo biti spremljeno na strani klijenta</text:p>
              </text:list-item>
              <text:list-item>
                <text:p xml:id="id45" text:id="id45"><text:span text:style-name="T1">Cacheble</text:span> – svaki response mora definirati je li ga moguće cachirati ili ne. Za ovo se koriste HTTP cache control header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REST Arhitekturalna ograničenj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46" text:id="id46"><text:span text:style-name="T1">Layered</text:span> – klijent ne zna je li spojen na end server ili posrednički (proxy) server.</text:p>
              </text:list-item>
              <text:list-item>
                <text:p xml:id="id47" text:id="id47"><text:span text:style-name="T1">Uniform interface</text:span> – ujednačeno sučelje između svih vrsta njegovih klijenata i servera</text:p>
              </text:list-item>
              <text:list-item>
                <text:p xml:id="id48" text:id="id48"><text:span text:style-name="T1">Code on Demand</text:span> (opcionalno) – dopušta slanje kôda od servera prema klijentu za izvršavanje (npr. JavaScrip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Uniform interfac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49" text:id="id49">Resursi su identificirani koristeći URI (Uniform Resource Identifier)</text:p>
              </text:list-item>
              <text:list-item>
                <text:p xml:id="id50" text:id="id50">Resursi se mogu manipulirati kroz reprezentacije – kada klijent ima reprezentaciju resursa, ima i sve informacije kako mijenjati ili izbrisati taj resurs</text:p>
              </text:list-item>
              <text:list-item>
                <text:p xml:id="id51" text:id="id51">Poruke koje se same opisuju – svaka poruka sadrži dovoljno podataka iz kojih se zna kako ju procesuirati</text:p>
              </text:list-item>
              <text:list-item>
                <text:p xml:id="id52" text:id="id52">HATEOAS (Hypermedia As The Engine Of Application State) - ako ima pristup početnom URI-ju, klijent može koristiti linkove koje mu je dao server da otkrije koje su mu akcije dalje dostup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s://martinfowler.com/articles/richardsonMaturityModel.html" xlink:type="simple">Richardson Maturity Model</text:a>, Martin Fowler</text:p>
              </text:list-item>
              <text:list-item>
                <text:p><text:a xlink:href="https://www.tutorialspoint.com/restful/index.htm" xlink:type="simple">REST Tutorial</text:a></text:p>
              </text:list-item>
              <text:list-item>
                <text:p><text:a xlink:href="https://tools.ietf.org/html/rfc7231#page-24" xlink:type="simple">Specifikacija HTTP metoda</text:a> i <text:a xlink:href="https://tools.ietf.org/html/rfc5789" xlink:type="simple">PATCH metode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HR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00:36:42.912000000</meta:creation-date>
    <dc:language>hr-HR</dc:language>
    <meta:editing-cycles>118</meta:editing-cycles>
    <meta:editing-duration>PT12H39M45S</meta:editing-duration>
    <meta:generator>LibreOffice/5.1.5.2$Windows_x86 LibreOffice_project/7a864d8825610a8c07cfc3bc01dd4fce6a9447e5</meta:generator>
    <dc:title>PHP Akademija template v4</dc:title>
    <dc:date>2017-01-18T14:06:53.025000000</dc:date>
    <meta:document-statistic meta:object-count="86"/>
  </office:meta>
</office:document-meta>
</file>